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P1" style:family="paragraph" style:parent-style-name="Header">
      <style:text-properties officeooo:rsid="00274463" officeooo:paragraph-rsid="00274463"/>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font-size="15pt" fo:font-style="italic" fo:font-weight="normal" officeooo:paragraph-rsid="001ac925" style:font-size-asian="15pt" style:font-style-asian="italic" style:font-weight-asian="normal" style:font-size-complex="15pt" style:font-style-complex="italic" style:font-weight-complex="normal"/>
    </style:style>
    <style:style style:name="P4" style:family="paragraph" style:parent-style-name="Standard">
      <style:paragraph-properties fo:margin-left="1.251cm" fo:text-align="justify" style:justify-single-word="false" fo:text-indent="0cm" style:auto-text-indent="false"/>
      <style:text-properties fo:font-size="15pt" fo:font-style="italic" fo:font-weight="normal" officeooo:rsid="001ac925" officeooo:paragraph-rsid="0030d02e" style:font-size-asian="15pt" style:font-style-asian="italic" style:font-weight-asian="normal" style:font-size-complex="15pt" style:font-style-complex="italic" style:font-weight-complex="normal"/>
    </style:style>
    <style:style style:name="P5" style:family="paragraph" style:parent-style-name="Standard">
      <style:paragraph-properties fo:margin-left="1.251cm" fo:text-align="justify" style:justify-single-word="false" fo:text-indent="0cm" style:auto-text-indent="false"/>
      <style:text-properties fo:font-size="15pt" fo:font-style="italic" fo:font-weight="normal" officeooo:rsid="0030d02e" officeooo:paragraph-rsid="0030d02e" style:font-size-asian="15pt" style:font-style-asian="italic" style:font-weight-asian="normal" style:font-size-complex="15pt" style:font-style-complex="italic" style:font-weight-complex="normal"/>
    </style:style>
    <style:style style:name="P6" style:family="paragraph" style:parent-style-name="Standard">
      <style:paragraph-properties fo:text-align="justify" style:justify-single-word="false"/>
      <style:text-properties fo:font-size="15pt" officeooo:rsid="001ac925" officeooo:paragraph-rsid="001ac925" style:font-size-asian="13.1000003814697pt" style:font-size-complex="15pt"/>
    </style:style>
    <style:style style:name="P7" style:family="paragraph" style:parent-style-name="Table_20_Contents">
      <style:paragraph-properties fo:text-align="end" style:justify-single-word="false"/>
      <style:text-properties fo:font-size="15pt" officeooo:rsid="0030d02e" officeooo:paragraph-rsid="0030d02e" style:font-size-asian="15pt" style:font-size-complex="15pt"/>
    </style:style>
    <style:style style:name="P8" style:family="paragraph" style:parent-style-name="Standard">
      <style:paragraph-properties fo:text-align="justify" style:justify-single-word="false" fo:break-before="page"/>
      <style:text-properties fo:font-size="15pt" fo:font-weight="bold" officeooo:rsid="001ac925" officeooo:paragraph-rsid="00245952"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normal" officeooo:rsid="001ac925" officeooo:paragraph-rsid="00245952"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size="15pt" fo:font-weight="normal" officeooo:rsid="001ac925" officeooo:paragraph-rsid="0030d02e"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c925" officeooo:paragraph-rsid="0030d02e"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ac925" officeooo:paragraph-rsid="00245952" style:font-size-asian="15pt" style:font-weight-asian="normal" style:font-size-complex="15pt" style:font-weight-complex="normal"/>
    </style:style>
    <style:style style:name="P13" style:family="paragraph" style:parent-style-name="Standard">
      <style:paragraph-properties fo:margin-left="1.251cm" fo:text-align="justify" style:justify-single-word="false" fo:text-indent="0cm" style:auto-text-indent="false"/>
      <style:text-properties officeooo:paragraph-rsid="001e9a28"/>
    </style:style>
    <style:style style:name="P1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d39b6" style:font-weight-asian="normal" style:font-weight-complex="normal"/>
    </style:style>
    <style:style style:name="P1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d39b6" style:font-weight-asian="normal" style:font-weight-complex="normal"/>
    </style:style>
    <style:style style:name="P1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fd3a9" style:font-weight-asian="normal" style:font-weight-complex="normal"/>
    </style:style>
    <style:style style:name="P17"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fd3a9" style:font-weight-asian="normal" style:font-weight-complex="normal"/>
    </style:style>
    <style:style style:name="P1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fdfc3" style:font-weight-asian="normal" style:font-weight-complex="normal"/>
    </style:style>
    <style:style style:name="P19"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fdfc3" style:font-weight-asian="normal" style:font-weight-complex="normal"/>
    </style:style>
    <style:style style:name="P20" style:family="paragraph" style:parent-style-name="Standard">
      <style:paragraph-properties fo:text-align="justify" style:justify-single-word="false"/>
      <style:text-properties officeooo:rsid="001ac925" officeooo:paragraph-rsid="001b36ef"/>
    </style:style>
    <style:style style:name="P21" style:family="paragraph" style:parent-style-name="Standard">
      <style:paragraph-properties fo:text-align="justify" style:justify-single-word="false"/>
      <style:text-properties officeooo:rsid="001ac925" officeooo:paragraph-rsid="00245952"/>
    </style:style>
    <style:style style:name="P22" style:family="paragraph" style:parent-style-name="Standard">
      <style:paragraph-properties fo:text-align="center" style:justify-single-word="false"/>
      <style:text-properties fo:font-size="20pt" officeooo:rsid="001ac925" officeooo:paragraph-rsid="00245952" style:font-size-asian="20pt" style:font-size-complex="20pt"/>
    </style:style>
    <style:style style:name="P23" style:family="paragraph" style:parent-style-name="Standard">
      <style:paragraph-properties fo:text-align="center" style:justify-single-word="false"/>
      <style:text-properties fo:font-size="12pt" style:text-underline-style="none" fo:font-weight="bold" officeooo:rsid="0026f95c" officeooo:paragraph-rsid="0026f95c"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5pt" fo:font-weight="bold" officeooo:rsid="001b36ef" officeooo:paragraph-rsid="0030d02e" style:font-size-asian="15pt" style:font-weight-asian="bold" style:font-size-complex="15pt" style:font-weight-complex="bold"/>
    </style:style>
    <style:style style:name="P2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b36ef" officeooo:paragraph-rsid="001b36ef" style:font-size-asian="15pt" style:font-weight-asian="bold" style:font-size-complex="15pt" style:font-weight-complex="bold"/>
    </style:style>
    <style:style style:name="P26" style:family="paragraph" style:parent-style-name="Standard" style:list-style-name="L2">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b36ef" officeooo:paragraph-rsid="001b36ef" style:font-size-asian="15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1ac925" officeooo:paragraph-rsid="0030d02e" style:font-size-asian="15pt" style:font-weight-asian="bold" style:font-size-complex="15pt" style:font-weight-complex="bold"/>
    </style:style>
    <style:style style:name="P2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ac925" style:font-size-asian="15pt" style:font-weight-asian="bold" style:font-size-complex="15pt" style:font-weight-complex="bold"/>
    </style:style>
    <style:style style:name="P29" style:family="paragraph" style:parent-style-name="Standard" style:list-style-name="L2">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ac925" officeooo:paragraph-rsid="001ac925" style:font-size-asian="15pt" style:font-weight-asian="bold" style:font-size-complex="15pt" style:font-weight-complex="bold"/>
    </style:style>
    <style:style style:name="P3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b36ef" style:font-size-asian="15pt" style:font-weight-asian="bold" style:font-size-complex="15pt" style:font-weight-complex="bold"/>
    </style:style>
    <style:style style:name="P31" style:family="paragraph" style:parent-style-name="Standard" style:list-style-name="L2">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ac925" officeooo:paragraph-rsid="001b36ef" style:font-size-asian="15pt" style:font-weight-asian="bold" style:font-size-complex="15pt" style:font-weight-complex="bold"/>
    </style:style>
    <style:style style:name="P32" style:family="paragraph" style:parent-style-name="Standard" style:list-style-name="L1" style:master-page-name="">
      <loext:graphic-properties draw:fill="none"/>
      <style:paragraph-properties fo:text-align="justify" style:justify-single-word="false" style:page-number="auto" fo:background-color="transparent"/>
      <style:text-properties fo:font-size="15pt" fo:font-style="italic" fo:font-weight="normal" officeooo:paragraph-rsid="0030d02e" style:font-size-asian="15pt" style:font-style-asian="italic" style:font-weight-asian="normal" style:font-size-complex="15pt" style:font-style-complex="italic" style:font-weight-complex="normal"/>
    </style:style>
    <style:style style:name="P33" style:family="paragraph" style:parent-style-name="Standard" style:list-style-name="L1"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34" style:family="paragraph" style:parent-style-name="Standard" style:list-style-name="L3">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35" style:family="paragraph" style:parent-style-name="Standard" style:list-style-name="L4">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36" style:family="paragraph" style:parent-style-name="Standard" style:list-style-name="L5">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37" style:family="paragraph" style:parent-style-name="Standard" style:list-style-name="L5">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38" style:family="paragraph" style:parent-style-name="Standard" style:list-style-name="L6">
      <style:paragraph-properties fo:text-align="justify" style:justify-single-word="false"/>
      <style:text-properties fo:font-size="15pt" fo:font-style="italic" fo:font-weight="normal" officeooo:rsid="001ac925" officeooo:paragraph-rsid="001d34d2" style:font-size-asian="15pt" style:font-style-asian="italic" style:font-weight-asian="normal" style:font-size-complex="15pt" style:font-style-complex="italic" style:font-weight-complex="normal"/>
    </style:style>
    <style:style style:name="P39" style:family="paragraph" style:parent-style-name="Standard" style:list-style-name="L6">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40" style:family="paragraph" style:parent-style-name="Standard" style:list-style-name="L7">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41" style:family="paragraph" style:parent-style-name="Standard" style:list-style-name="L8" style:master-page-name="">
      <loext:graphic-properties draw:fill="none"/>
      <style:paragraph-properties fo:text-align="justify" style:justify-single-word="false" style:page-number="auto" fo:background-color="transparent"/>
      <style:text-properties fo:font-size="15pt" fo:font-style="italic" fo:font-weight="normal" officeooo:rsid="001ac925" officeooo:paragraph-rsid="002a32b2" style:font-size-asian="15pt" style:font-style-asian="italic" style:font-weight-asian="normal" style:font-size-complex="15pt" style:font-style-complex="italic" style:font-weight-complex="normal"/>
    </style:style>
    <style:style style:name="P42" style:family="paragraph" style:parent-style-name="Standard" style:list-style-name="L8">
      <style:paragraph-properties fo:text-align="justify" style:justify-single-word="false"/>
      <style:text-properties fo:font-size="15pt" fo:font-style="italic" fo:font-weight="normal" officeooo:rsid="001ac925" officeooo:paragraph-rsid="002a32b2" style:font-size-asian="15pt" style:font-style-asian="italic" style:font-weight-asian="normal" style:font-size-complex="15pt" style:font-style-complex="italic" style:font-weight-complex="normal"/>
    </style:style>
    <style:style style:name="P4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ac925" style:font-size-asian="15pt" style:font-size-complex="15pt"/>
    </style:style>
    <style:style style:name="P44" style:family="paragraph" style:parent-style-name="Standard" style:list-style-name="L2">
      <loext:graphic-properties draw:fill="none"/>
      <style:paragraph-properties fo:margin-left="0cm" fo:margin-right="0cm" fo:text-align="justify" style:justify-single-word="false" fo:text-indent="0cm" style:auto-text-indent="false" fo:break-before="page" fo:background-color="transparent"/>
      <style:text-properties fo:font-size="15pt" officeooo:rsid="001ac925" officeooo:paragraph-rsid="001ac925" style:font-size-asian="15pt" style:font-size-complex="15pt"/>
    </style:style>
    <style:style style:name="P45" style:family="paragraph" style:parent-style-name="Standard" style:list-style-name="L2">
      <style:paragraph-properties fo:text-align="justify" style:justify-single-word="false"/>
      <style:text-properties officeooo:paragraph-rsid="001ac925"/>
    </style:style>
    <style:style style:name="P46" style:family="paragraph" style:parent-style-name="Standard" style:list-style-name="L8">
      <loext:graphic-properties draw:fill="none"/>
      <style:paragraph-properties fo:text-align="justify" style:justify-single-word="false" fo:background-color="transparent"/>
      <style:text-properties officeooo:paragraph-rsid="001b36ef"/>
    </style:style>
    <style:style style:name="P47" style:family="paragraph" style:parent-style-name="Standard" style:list-style-name="L2">
      <style:paragraph-properties fo:text-align="justify" style:justify-single-word="false"/>
      <style:text-properties officeooo:rsid="001e9a28" officeooo:paragraph-rsid="001e9a28"/>
    </style:style>
    <style:style style:name="P48" style:family="paragraph" style:parent-style-name="Standard" style:list-style-name="L2">
      <style:paragraph-properties fo:text-align="justify" style:justify-single-word="false"/>
      <style:text-properties fo:font-weight="normal" officeooo:rsid="001e9a28" officeooo:paragraph-rsid="002b4e24" style:font-weight-asian="normal" style:font-weight-complex="normal"/>
    </style:style>
    <style:style style:name="P49" style:family="paragraph" style:parent-style-name="Standard" style:list-style-name="L5">
      <style:paragraph-properties fo:text-align="justify" style:justify-single-word="false"/>
      <style:text-properties fo:font-weight="normal" officeooo:rsid="001e02c1" officeooo:paragraph-rsid="001e02c1" style:font-weight-asian="normal" style:font-weight-complex="normal"/>
    </style:style>
    <style:style style:name="P50" style:family="paragraph" style:parent-style-name="Standard" style:list-style-name="L5">
      <style:paragraph-properties fo:text-align="justify" style:justify-single-word="false"/>
      <style:text-properties fo:font-weight="normal" officeooo:rsid="001e02c1" officeooo:paragraph-rsid="002b4e24" style:font-weight-asian="normal" style:font-weight-complex="normal"/>
    </style:style>
    <style:style style:name="P51" style:family="paragraph" style:parent-style-name="Standard" style:list-style-name="L2">
      <style:paragraph-properties fo:text-align="justify" style:justify-single-word="false"/>
      <style:text-properties fo:font-weight="normal" officeooo:rsid="001e02c1" officeooo:paragraph-rsid="0026f95c" style:font-weight-asian="normal" style:font-weight-complex="normal"/>
    </style:style>
    <style:style style:name="P52" style:family="paragraph" style:parent-style-name="Standard" style:list-style-name="L7">
      <style:paragraph-properties fo:text-align="justify" style:justify-single-word="false"/>
      <style:text-properties fo:font-weight="normal" officeooo:rsid="001e02c1" officeooo:paragraph-rsid="001ac925" style:font-weight-asian="normal" style:font-weight-complex="normal"/>
    </style:style>
    <style:style style:name="P53" style:family="paragraph" style:parent-style-name="Standard" style:list-style-name="L5">
      <style:paragraph-properties fo:text-align="justify" style:justify-single-word="false"/>
      <style:text-properties fo:font-weight="normal" officeooo:rsid="002d39b6" officeooo:paragraph-rsid="002d39b6" style:font-weight-asian="normal" style:font-weight-complex="normal"/>
    </style:style>
    <style:style style:name="P54" style:family="paragraph" style:parent-style-name="Standard" style:list-style-name="L6">
      <style:paragraph-properties fo:text-align="justify" style:justify-single-word="false"/>
      <style:text-properties fo:font-weight="normal" officeooo:rsid="001b36ef" officeooo:paragraph-rsid="001b36ef" style:font-weight-asian="normal" style:font-weight-complex="normal"/>
    </style:style>
    <style:style style:name="P55" style:family="paragraph" style:parent-style-name="Standard" style:list-style-name="L2">
      <style:paragraph-properties fo:text-align="justify" style:justify-single-word="false"/>
      <style:text-properties officeooo:rsid="001ac925" officeooo:paragraph-rsid="001ac925"/>
    </style:style>
    <style:style style:name="P56" style:family="paragraph" style:parent-style-name="Standard" style:list-style-name="L2">
      <loext:graphic-properties draw:fill="none"/>
      <style:paragraph-properties fo:margin-left="1.3cm" fo:margin-right="0cm" fo:text-align="justify" style:justify-single-word="false" fo:text-indent="0cm" style:auto-text-indent="false" fo:background-color="transparent"/>
      <style:text-properties officeooo:rsid="001ac925" officeooo:paragraph-rsid="001b36ef"/>
    </style:style>
    <style:style style:name="P57" style:family="paragraph" style:parent-style-name="Standard" style:list-style-name="L5">
      <style:paragraph-properties fo:text-align="justify" style:justify-single-word="false"/>
      <style:text-properties officeooo:rsid="001ac925" officeooo:paragraph-rsid="001ac925"/>
    </style:style>
    <style:style style:name="P58" style:family="paragraph" style:parent-style-name="Standard" style:list-style-name="L6">
      <style:paragraph-properties fo:text-align="justify" style:justify-single-word="false"/>
      <style:text-properties officeooo:rsid="001ac925" officeooo:paragraph-rsid="001ac925"/>
    </style:style>
    <style:style style:name="P59" style:family="paragraph" style:parent-style-name="Standard" style:list-style-name="L6">
      <style:paragraph-properties fo:text-align="justify" style:justify-single-word="false"/>
      <style:text-properties officeooo:rsid="001b36ef" officeooo:paragraph-rsid="001d34d2"/>
    </style:style>
    <style:style style:name="P60" style:family="paragraph" style:parent-style-name="Standard" style:list-style-name="L6">
      <style:paragraph-properties fo:text-align="justify" style:justify-single-word="false"/>
      <style:text-properties officeooo:rsid="001b36ef" officeooo:paragraph-rsid="001e02c1"/>
    </style:style>
    <style:style style:name="P61" style:family="paragraph" style:parent-style-name="Standard" style:list-style-name="L6">
      <style:paragraph-properties fo:text-align="justify" style:justify-single-word="false"/>
      <style:text-properties officeooo:rsid="001b36ef" officeooo:paragraph-rsid="001b36ef"/>
    </style:style>
    <style:style style:name="P62" style:family="paragraph" style:parent-style-name="Standard" style:list-style-name="L6">
      <style:paragraph-properties fo:text-align="justify" style:justify-single-word="false"/>
      <style:text-properties officeooo:rsid="001b36ef" officeooo:paragraph-rsid="001e2504"/>
    </style:style>
    <style:style style:name="P63" style:family="paragraph" style:parent-style-name="Standard" style:list-style-name="L6">
      <style:paragraph-properties fo:text-align="justify" style:justify-single-word="false"/>
      <style:text-properties fo:font-style="normal" fo:font-weight="bold" officeooo:rsid="001b36ef" officeooo:paragraph-rsid="001e02c1" style:font-style-asian="normal" style:font-weight-asian="bold" style:font-style-complex="normal" style:font-weight-complex="bold"/>
    </style:style>
    <style:style style:name="P64" style:family="paragraph" style:parent-style-name="Standard" style:list-style-name="L6">
      <style:paragraph-properties fo:text-align="justify" style:justify-single-word="false"/>
      <style:text-properties fo:font-style="normal" fo:font-weight="bold" officeooo:rsid="001b36ef" officeooo:paragraph-rsid="002897b9" style:font-style-asian="normal" style:font-weight-asian="bold" style:font-style-complex="normal" style:font-weight-complex="bold"/>
    </style:style>
    <style:style style:name="P65" style:family="paragraph" style:parent-style-name="Standard" style:list-style-name="L6">
      <style:paragraph-properties fo:text-align="justify" style:justify-single-word="false"/>
      <style:text-properties fo:font-style="normal" fo:font-weight="bold" officeooo:rsid="001b36ef" officeooo:paragraph-rsid="001b36ef" style:font-style-asian="normal" style:font-weight-asian="bold" style:font-style-complex="normal" style:font-weight-complex="bold"/>
    </style:style>
    <style:style style:name="P66" style:family="paragraph" style:parent-style-name="Standard" style:list-style-name="L1">
      <loext:graphic-properties draw:fill="none"/>
      <style:paragraph-properties fo:text-align="justify" style:justify-single-word="false" fo:background-color="transparent"/>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67" style:family="paragraph" style:parent-style-name="Standard" style:list-style-name="L8">
      <style:paragraph-properties fo:text-align="justify" style:justify-single-word="false"/>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68" style:family="paragraph" style:parent-style-name="Standard" style:list-style-name="L8">
      <loext:graphic-properties draw:fill="none"/>
      <style:paragraph-properties fo:text-align="justify" style:justify-single-word="false" fo:background-color="transparent"/>
      <style:text-properties fo:font-size="12pt" fo:font-style="normal" fo:font-weight="normal" officeooo:rsid="002a32b2" officeooo:paragraph-rsid="002a32b2" style:font-size-asian="12pt" style:font-style-asian="normal" style:font-weight-asian="normal" style:font-size-complex="12pt" style:font-style-complex="normal" style:font-weight-complex="normal"/>
    </style:style>
    <style:style style:name="P69" style:family="paragraph" style:parent-style-name="Standard" style:list-style-name="L1">
      <loext:graphic-properties draw:fill="none"/>
      <style:paragraph-properties fo:text-align="justify" style:justify-single-word="false" fo:background-color="transparent"/>
      <style:text-properties fo:font-size="12pt" fo:font-style="normal" style:text-underline-style="solid" style:text-underline-width="auto" style:text-underline-color="font-color" fo:font-weight="normal" officeooo:rsid="00311fe3" officeooo:paragraph-rsid="00311fe3" style:font-size-asian="12pt" style:font-style-asian="normal" style:font-weight-asian="normal" style:font-size-complex="12pt" style:font-style-complex="normal" style:font-weight-complex="normal"/>
    </style:style>
    <style:style style:name="P70" style:family="paragraph" style:parent-style-name="Standard" style:list-style-name="L1">
      <loext:graphic-properties draw:fill="none"/>
      <style:paragraph-properties fo:text-align="justify" style:justify-single-word="false" fo:background-color="transparent"/>
      <style:text-properties fo:font-size="12pt" fo:font-style="normal" style:text-underline-style="solid" style:text-underline-width="auto" style:text-underline-color="font-color" fo:font-weight="normal" officeooo:rsid="001e02c1" officeooo:paragraph-rsid="00311fe3"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justify" style:justify-single-word="false"/>
      <style:text-properties fo:font-weight="bold" officeooo:rsid="001ac925" officeooo:paragraph-rsid="001ac925" style:font-weight-asian="bold" style:font-weight-complex="bold"/>
    </style:style>
    <style:style style:name="P72" style:family="paragraph" style:parent-style-name="Standard" style:list-style-name="L2">
      <style:paragraph-properties fo:text-align="justify" style:justify-single-word="false"/>
      <style:text-properties style:text-underline-style="solid" style:text-underline-width="auto" style:text-underline-color="font-color" fo:font-weight="normal" officeooo:rsid="001e02c1" officeooo:paragraph-rsid="00319933" style:font-weight-asian="normal" style:font-weight-complex="normal"/>
    </style:style>
    <style:style style:name="P73" style:family="paragraph" style:parent-style-name="Table_20_Contents">
      <style:paragraph-properties fo:text-align="center" style:justify-single-word="false"/>
      <style:text-properties officeooo:rsid="00319933" officeooo:paragraph-rsid="00319933"/>
    </style:style>
    <style:style style:name="T1" style:family="text">
      <style:text-properties officeooo:rsid="00274463"/>
    </style:style>
    <style:style style:name="T2" style:family="text">
      <style:text-properties fo:font-weight="bold" style:font-weight-asian="bold" style:font-weight-complex="bold"/>
    </style:style>
    <style:style style:name="T3" style:family="text">
      <style:text-properties fo:font-weight="bold" officeooo:rsid="001ac925" style:font-weight-asian="bold" style:font-weight-complex="bold"/>
    </style:style>
    <style:style style:name="T4" style:family="text">
      <style:text-properties fo:font-weight="bold" officeooo:rsid="001b36e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36ef" style:font-weight-asian="normal" style:font-weight-complex="normal"/>
    </style:style>
    <style:style style:name="T7" style:family="text">
      <style:text-properties fo:font-weight="normal" officeooo:rsid="001d34d2" style:font-weight-asian="normal" style:font-weight-complex="normal"/>
    </style:style>
    <style:style style:name="T8" style:family="text">
      <style:text-properties fo:font-weight="normal" officeooo:rsid="001e2504" style:font-weight-asian="normal" style:font-weight-complex="normal"/>
    </style:style>
    <style:style style:name="T9" style:family="text">
      <style:text-properties fo:font-weight="normal" officeooo:rsid="001e9a28" style:font-weight-asian="normal" style:font-weight-complex="normal"/>
    </style:style>
    <style:style style:name="T10" style:family="text">
      <style:text-properties fo:font-weight="normal" officeooo:rsid="002636f4" style:font-weight-asian="normal" style:font-weight-complex="normal"/>
    </style:style>
    <style:style style:name="T11" style:family="text">
      <style:text-properties fo:font-weight="normal" officeooo:rsid="002d39b6"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6f95c" style:font-weight-asian="bold" style:font-weight-complex="bold"/>
    </style:style>
    <style:style style:name="T15" style:family="text">
      <style:text-properties style:text-underline-style="solid" style:text-underline-width="auto" style:text-underline-color="font-color" officeooo:rsid="00311fe3"/>
    </style:style>
    <style:style style:name="T16" style:family="text">
      <style:text-properties officeooo:rsid="001d34d2"/>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e02c1" style:font-weight-asian="normal" style:font-weight-complex="normal"/>
    </style:style>
    <style:style style:name="T19" style:family="text">
      <style:text-properties officeooo:rsid="001ac925"/>
    </style:style>
    <style:style style:name="T20" style:family="text">
      <style:text-properties officeooo:rsid="0026f95c"/>
    </style:style>
    <style:style style:name="T21" style:family="text">
      <style:text-properties officeooo:rsid="001b36ef"/>
    </style:style>
    <style:style style:name="T22" style:family="text">
      <style:text-properties officeooo:rsid="002897b9"/>
    </style:style>
    <style:style style:name="T23" style:family="text">
      <style:text-properties officeooo:rsid="002a32b2"/>
    </style:style>
    <style:style style:name="T24" style:family="text">
      <style:text-properties officeooo:rsid="002b4e24"/>
    </style:style>
    <style:style style:name="T25" style:family="text">
      <style:text-properties officeooo:rsid="001e02c1"/>
    </style:style>
    <style:style style:name="T26" style:family="text">
      <style:text-properties officeooo:rsid="002e1a19"/>
    </style:style>
    <style:style style:name="T27" style:family="text">
      <style:text-properties officeooo:rsid="002fd3a9"/>
    </style:style>
    <style:style style:name="T28" style:family="text">
      <style:text-properties officeooo:rsid="002fdfc3"/>
    </style:style>
    <style:style style:name="T29" style:family="text">
      <style:text-properties officeooo:rsid="0030d02e"/>
    </style:style>
    <style:style style:name="T30" style:family="text">
      <style:text-properties officeooo:rsid="00311fe3"/>
    </style:style>
    <style:style style:name="T31" style:family="text">
      <style:text-properties officeooo:rsid="0031af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3">Memoria </text:span><text:span text:style-name="T14">del Proyecto</text:span></text:p>
      <text:p text:style-name="P23">Ekaitz, Mikel, Alex</text:p>
      <text:p text:style-name="P21"/>
      <text:p text:style-name="P9"/>
      <text:p text:style-name="P11"><text:span text:style-name="T4"/></text:p>
      <text:p text:style-name="P11"><text:span text:style-name="T4"/></text:p>
      <table:table table:name="Tabla1" table:style-name="Tabla1">
        <table:table-column table:style-name="Tabla1.A"/>
        <table:table-column table:style-name="Tabla1.B"/>
        <table:table-row>
          <table:table-cell table:style-name="Tabla1.A1" table:number-columns-spanned="2" office:value-type="string">
            <text:p text:style-name="P10">INDICE</text:p>
          </table:table-cell>
          <table:covered-table-cell/>
        </table:table-row>
        <table:table-row>
          <table:table-cell table:style-name="Tabla1.A1" office:value-type="string">
            <text:p text:style-name="P11"><text:span text:style-name="T2">S</text:span><text:span text:style-name="T4">obre el Proyecto</text:span></text:p>
          </table:table-cell>
          <table:table-cell table:style-name="Tabla1.A1" office:value-type="string">
            <text:p text:style-name="P7">Pg. 1</text:p>
          </table:table-cell>
        </table:table-row>
        <table:table-row>
          <table:table-cell table:style-name="Tabla1.A1" table:number-columns-spanned="2" office:value-type="string">
            <text:p text:style-name="P4">Introducción</text:p>
          </table:table-cell>
          <table:covered-table-cell/>
        </table:table-row>
        <table:table-row>
          <table:table-cell table:style-name="Tabla1.A1" table:number-columns-spanned="2" office:value-type="string">
            <text:p text:style-name="P4">Origen y contextualizacion del proyecto</text:p>
          </table:table-cell>
          <table:covered-table-cell/>
        </table:table-row>
        <table:table-row>
          <table:table-cell table:style-name="Tabla1.A1" office:value-type="string">
            <text:p text:style-name="P11"><text:span text:style-name="T2">Objetivo</text:span><text:span text:style-name="T4">s</text:span><text:span text:style-name="T2"> del proyecto</text:span></text:p>
          </table:table-cell>
          <table:table-cell table:style-name="Tabla1.A1" office:value-type="string">
            <text:p text:style-name="P7">Pg. 2</text:p>
          </table:table-cell>
        </table:table-row>
        <table:table-row>
          <table:table-cell table:style-name="Tabla1.A1" table:number-columns-spanned="2" office:value-type="string">
            <text:p text:style-name="P4">Objetivo general del proyecto </text:p>
          </table:table-cell>
          <table:covered-table-cell/>
        </table:table-row>
        <table:table-row>
          <table:table-cell table:style-name="Tabla1.A1" table:number-columns-spanned="2" office:value-type="string">
            <text:p text:style-name="P4">Objetivos específicos</text:p>
          </table:table-cell>
          <table:covered-table-cell/>
        </table:table-row>
        <table:table-row>
          <table:table-cell table:style-name="Tabla1.A1" office:value-type="string">
            <text:p text:style-name="P24">Recursos</text:p>
          </table:table-cell>
          <table:table-cell table:style-name="Tabla1.A1" office:value-type="string">
            <text:p text:style-name="P7">Pg. 3</text:p>
          </table:table-cell>
        </table:table-row>
        <table:table-row>
          <table:table-cell table:style-name="Tabla1.A1" table:number-columns-spanned="2" office:value-type="string">
            <text:p text:style-name="P5">Recursos humanos</text:p>
          </table:table-cell>
          <table:covered-table-cell/>
        </table:table-row>
        <table:table-row>
          <table:table-cell table:style-name="Tabla1.A1" table:number-columns-spanned="2" office:value-type="string">
            <text:p text:style-name="P5">Recursos materiales</text:p>
          </table:table-cell>
          <table:covered-table-cell/>
        </table:table-row>
        <table:table-row>
          <table:table-cell table:style-name="Tabla1.A1" table:number-columns-spanned="2" office:value-type="string">
            <text:p text:style-name="P5">Presupuesto</text:p>
          </table:table-cell>
          <table:covered-table-cell/>
        </table:table-row>
        <table:table-row>
          <table:table-cell table:style-name="Tabla1.A1" office:value-type="string">
            <text:p text:style-name="P27">Seguimiento y evaluación</text:p>
          </table:table-cell>
          <table:table-cell table:style-name="Tabla1.A1" office:value-type="string">
            <text:p text:style-name="P7">Pg. 4</text:p>
          </table:table-cell>
        </table:table-row>
        <table:table-row>
          <table:table-cell table:style-name="Tabla1.A1" table:number-columns-spanned="2" office:value-type="string">
            <text:list xml:id="list3925497588" text:style-name="L1">
              <text:list-header>
                <text:p text:style-name="P32">Tareas <text:span text:style-name="T21">y </text:span><text:span text:style-name="T29">c</text:span><text:span text:style-name="T21">ronograma</text:span></text:p>
              </text:list-header>
            </text:list>
          </table:table-cell>
          <table:covered-table-cell/>
        </table:table-row>
        <table:table-row>
          <table:table-cell table:style-name="Tabla1.A1" office:value-type="string">
            <text:p text:style-name="P27">Anexos</text:p>
          </table:table-cell>
          <table:table-cell table:style-name="Tabla1.A1" office:value-type="string">
            <text:p text:style-name="P7">Pg. 5</text:p>
          </table:table-cell>
        </table:table-row>
        <table:table-row>
          <table:table-cell table:style-name="Tabla1.A1" table:number-columns-spanned="2" office:value-type="string">
            <text:p text:style-name="P4">Documentación técnica </text:p>
          </table:table-cell>
          <table:covered-table-cell/>
        </table:table-row>
        <table:table-row>
          <table:table-cell table:style-name="Tabla1.A1" table:number-columns-spanned="2" office:value-type="string">
            <text:p text:style-name="P4">Bibliografía</text:p>
          </table:table-cell>
          <table:covered-table-cell/>
        </table:table-row>
      </table:table>
      <text:p text:style-name="P12"/>
      <text:p text:style-name="P8">S<text:span text:style-name="T21">obre el Proyecto</text:span></text:p>
      <text:p text:style-name="P3"/>
      <text:list text:style-name="L3">
        <text:list-item>
          <text:p text:style-name="P34">Introducción:</text:p>
          <text:p text:style-name="P34"/>
        </text:list-item>
      </text:list>
      <text:p text:style-name="P13"><text:span text:style-name="T9">El proyecto realizado</text:span><text:span text:style-name="T6"> tiene el propósito de ser utilizad</text:span><text:span text:style-name="T9">o</text:span><text:span text:style-name="T6"> para gestionar los videojuegos registrados en la</text:span><text:span text:style-name="T9"> </text:span><text:span text:style-name="T6">aplicación guardándolos en listas personalizadas y dejando reseñas de estos. La gestión de estos videojuegos la decide el propio usuario. </text:span><text:span text:style-name="T9">Pudiendo</text:span><text:span text:style-name="T6"> guardar videojuegos que desea comprar, que ya ha jugado, se ha terminado o de cualquier manera que se desee.</text:span></text:p>
      <text:list xml:id="list1836001736" text:style-name="L2">
        <text:list-header>
          <text:p text:style-name="P45"><text:span text:style-name="T3"/></text:p>
        </text:list-header>
      </text:list>
      <text:list text:style-name="L4">
        <text:list-item>
          <text:p text:style-name="P35">Origen y contextualizacion del proyecto:</text:p>
          <text:p text:style-name="P35"/>
        </text:list-item>
      </text:list>
      <text:list xml:id="list184129962011249" text:continue-list="list1836001736" text:style-name="L2">
        <text:list-header>
          <text:p text:style-name="P47"><text:span text:style-name="T6">E</text:span><text:span text:style-name="T5">l origen de la idea de crear este servicio viene de la necesidad de gestionar con facilidad artículos deseados. Usando como referencia la conocida pagina web de JustWatch, se nos ocurrió replicarlo y enfocarlo al ámbito de videojuegos.</text:span></text:p>
          <text:p text:style-name="P48">En un inicio, la funcionalidad se basa en poder gestionar tus propias listas para organizar los videojuegos deseados. Ya sea separ<text:span text:style-name="T24">á</text:span>ndolos por plataformas</text:p>
          <text:p text:style-name="P55"><text:span text:style-name="T2"/></text:p>
          <text:p text:style-name="P43"><text:span text:style-name="T2"/></text:p>
          <text:p text:style-name="P44"><text:span text:style-name="T2">Objetivo</text:span><text:span text:style-name="T4">s</text:span><text:span text:style-name="T2"> del proyecto</text:span></text:p>
        </text:list-header>
      </text:list>
      <text:p text:style-name="P6"><text:span text:style-name="T2"/></text:p>
      <text:list text:style-name="L5">
        <text:list-item>
          <text:p text:style-name="P36">Objetivo general del proyecto:</text:p>
          <text:p text:style-name="P36"/>
          <text:p text:style-name="P49">El objetivo general del proyecto es, mediante el uso de todo lo aprendido, Desarrollar un servicio en forma de aplicación de escritorio y web con su respectiva base de datos para la gestión de videojuegos.</text:p>
          <text:p text:style-name="P57"><text:span text:style-name="T2"/></text:p>
        </text:list-item>
        <text:list-item>
          <text:p text:style-name="P37">Objetivos específicos:</text:p>
          <text:p text:style-name="P37"/>
          <text:p text:style-name="P50"><text:span text:style-name="T28">Para nuestro proyecto, queríamos que t</text:span><text:span text:style-name="T24">anto la aplicación de escritorio como la pagina web </text:span><text:span text:style-name="T28">tuvieran</text:span><text:span text:style-name="T24"> los mismos apartados</text:span>.</text:p>
          <text:p text:style-name="P50"/>
          <text:list>
            <text:list-item>
              <text:p text:style-name="P53">Menú:</text:p>
            </text:list-item>
          </text:list>
        </text:list-item>
      </text:list>
      <text:p text:style-name="P15">En el menú se mostraran<text:span text:style-name="T25"> todos los videojuegos registrados en la aplicación </text:span>con sus datos respectivamente. Su titulo, portada, el PEGI y fecha de lanzamiento. A su vez con un botón para poder guardarlos en la lista principal para gestionarlos posteriormente. </text:p>
      <text:p text:style-name="P14">En la parte superior, esta a disposición del usuario una barra de búsqueda en la cual podrá buscar dinámicamente por nombre los videojuegos deseados. En caso de ser necesario, también hay filtros para facilitar la búsqueda. <text:span text:style-name="T26">Pudiendo filtrar por plataforma, PEGI y/o fecha de publicación.</text:span> Estos se pueden desplegar y plegar para ahorrar espacio.</text:p>
      <text:list text:continue-numbering="true" text:style-name="L5">
        <text:list-item>
          <text:list>
            <text:list-header>
              <text:p text:style-name="P53"/>
            </text:list-header>
            <text:list-item>
              <text:p text:style-name="P53">Listas:<text:span text:style-name="T11"/></text:p>
            </text:list-item>
          </text:list>
        </text:list-item>
      </text:list>
      <text:p text:style-name="P16">En <text:span text:style-name="T26">la sección de</text:span> <text:span text:style-name="T26">listas,</text:span> se muestran todas las listas del usuario y los videojuegos guardados en ellas. Se pueden seleccionar las listas <text:span text:style-name="T26">para mostrar los contenidos de estas individualmente</text:span>. Mostrando así <text:span text:style-name="T26">solo los </text:span>videojuegos en <text:span text:style-name="T26">la seleccionada</text:span>. </text:p>
      <text:p text:style-name="P17">A su vez <text:span text:style-name="T27">existe la opción tanto de crear listas nuevas como eliminar o renombrar las creadas previamente, para así poder guardar, eliminar o mover los videojuegos entre listas, al gusto del usuario.</text:span></text:p>
      <text:p text:style-name="P14"/>
      <text:list text:continue-numbering="true" text:style-name="L5">
        <text:list-item>
          <text:list>
            <text:list-item>
              <text:p text:style-name="P53">Reseñas:</text:p>
            </text:list-item>
          </text:list>
        </text:list-item>
      </text:list>
      <text:p text:style-name="P18">E<text:span text:style-name="T28">l apartado de las rese</text:span>ñ<text:span text:style-name="T28">as, sera donde los usuarios podrán escribir sus opiniones sobre los videojuegos registrados en la base de datos.</text:span> <text:span text:style-name="T28">S</text:span>e pueden ver las reseñas escritas por <text:span text:style-name="T28">todos </text:span>los usuarios, <text:span text:style-name="T28">escribir rese</text:span>ñ<text:span text:style-name="T28">as propias o modificar las </text:span>que ya ha escrito. </text:p>
      <text:p text:style-name="P19"><text:span text:style-name="T28">Al igual que en el menú, este apartado dispone de una barra de búsqueda p</text:span>ara buscar reseñas de videojuegos concretos. <text:span text:style-name="T28">A diferencia del menú, en vez de tener unos filtros tan detallados, se opto por</text:span> <text:span text:style-name="T28">dejar un</text:span> filtro <text:span text:style-name="T28">que ayudaría a buscar las rese</text:span>ñ<text:span text:style-name="T28">as de los juegos guardados en cada lista del usuario. Pudiendo así elegir una para ver solo las rese</text:span>ñ<text:span text:style-name="T28">as de los juegos de esta.</text:span></text:p>
      <text:list text:continue-numbering="true" text:style-name="L5">
        <text:list-item>
          <text:list>
            <text:list-header>
              <text:p text:style-name="P53"/>
            </text:list-header>
          </text:list>
        </text:list-item>
      </text:list>
      <text:list xml:id="list184129192248540" text:continue-list="list184129962011249" text:style-name="L2">
        <text:list-header>
          <text:p text:style-name="P55"><text:span text:style-name="T2"/></text:p>
          <text:p text:style-name="P25"/>
          <text:p text:style-name="P26">Recursos</text:p>
        </text:list-header>
      </text:list>
      <text:p text:style-name="P6"><text:span text:style-name="T2"/></text:p>
      <text:list text:style-name="L6">
        <text:list-item>
          <text:p text:style-name="P38">Recursos humanos:</text:p>
          <text:p text:style-name="P38"/>
          <text:list>
            <text:list-header>
              <text:p text:style-name="P59"><text:span text:style-name="T5">Los recursos </text:span><text:span text:style-name="T7">humanos han sido los integrantes del grupo. Y todas las tareas han sido divididas entre todos.</text:span></text:p>
              <text:p text:style-name="P59"><text:span text:style-name="T7"/></text:p>
              <text:list>
                <text:list-item>
                  <text:p text:style-name="P63"><text:span text:style-name="T16">Programador </text:span><text:span text:style-name="T22">Senior</text:span><text:span text:style-name="T16"> Ekaitz</text:span>:</text:p>
                  <text:p text:style-name="P60"><text:span text:style-name="T18">Encargado del control de las tareas y el tiempo</text:span><text:span text:style-name="T17">. </text:span></text:p>
                </text:list-item>
                <text:list-item>
                  <text:p text:style-name="P63"><text:span text:style-name="T16">Programador </text:span><text:span text:style-name="T22">Junior</text:span><text:span text:style-name="T16"> Mikel</text:span>:</text:p>
                  <text:p text:style-name="P60"><text:span text:style-name="T18">Encargado del material y relación con otros equipos</text:span><text:span text:style-name="T17">. </text:span></text:p>
                </text:list-item>
                <text:list-item>
                  <text:p text:style-name="P64"><text:span text:style-name="T16">Programador </text:span><text:span text:style-name="T22">Senior</text:span><text:span text:style-name="T16"> Alex</text:span>:</text:p>
                  <text:p text:style-name="P60"><text:span text:style-name="T18">Coordinador de equipo y registro de las decisiones</text:span><text:span text:style-name="T17">. </text:span></text:p>
                </text:list-item>
              </text:list>
            </text:list-header>
          </text:list>
          <text:p text:style-name="P58"><text:span text:style-name="T2"/></text:p>
        </text:list-item>
        <text:list-item>
          <text:p text:style-name="P39">Recursos materiales:</text:p>
          <text:p text:style-name="P39"/>
          <text:list>
            <text:list-header>
              <text:p text:style-name="P54">Los recursos materiales utilizados durante el proceso de este proyecto han sido varias. Estas se dividen en varios grupos.</text:p>
              <text:p text:style-name="P54"/>
              <text:list>
                <text:list-item>
                  <text:p text:style-name="P65">Gestión de versiones:</text:p>
                  <text:list>
                    <text:list-item>
                      <text:p text:style-name="P61"><text:span text:style-name="T12">Git</text:span><text:span text:style-name="T5">. Para gestionar las versiones localmente.</text:span></text:p>
                    </text:list-item>
                    <text:list-item>
                      <text:p text:style-name="P61"><text:span text:style-name="T12">GitHub</text:span><text:span text:style-name="T5">. Para subir y compartir las versiones y trabajar en grupo.</text:span></text:p>
                    </text:list-item>
                    <text:list-item>
                      <text:p text:style-name="P61"><text:span text:style-name="T12">SourceTree</text:span><text:span text:style-name="T5">. Para facilitar la gestión de versiones.</text:span></text:p>
                    </text:list-item>
                    <text:list-item>
                      <text:p text:style-name="P62"><text:span text:style-name="T12">TortoiseGit</text:span><text:span text:style-name="T5">. Para facilitar la gestión de versiones.</text:span></text:p>
                    </text:list-item>
                    <text:list-item>
                      <text:p text:style-name="P62"><text:span text:style-name="T12">LazyGit</text:span><text:span text:style-name="T5">. Para facilitar la gestión de versiones.</text:span></text:p>
                      <text:p text:style-name="P62"><text:span text:style-name="T5"/></text:p>
                    </text:list-item>
                  </text:list>
                </text:list-item>
                <text:list-item>
                  <text:p text:style-name="P65">Entornos de desarrollo:</text:p>
                  <text:list>
                    <text:list-item>
                      <text:p text:style-name="P61"><text:span text:style-name="T12">Netbeans IDE</text:span><text:span text:style-name="T5">. Para desar</text:span><text:span text:style-name="T8">r</text:span><text:span text:style-name="T5">ollar la aplicación de escritorio.</text:span></text:p>
                    </text:list-item>
                    <text:list-item>
                      <text:p text:style-name="P61"><text:span text:style-name="T12">MySQL Workbench</text:span><text:span text:style-name="T5">. Para la creación </text:span><text:span text:style-name="T10">y almacenamiento </text:span><text:span text:style-name="T5">de las bases de datos.</text:span></text:p>
                    </text:list-item>
                    <text:list-item>
                      <text:p text:style-name="P54">Pycharm. </text:p>
                    </text:list-item>
                    <text:list-item>
                      <text:p text:style-name="P54">PgAdmin. </text:p>
                      <text:p text:style-name="P54"/>
                    </text:list-item>
                  </text:list>
                </text:list-item>
                <text:list-item>
                  <text:p text:style-name="P65">Edición de código:</text:p>
                  <text:list>
                    <text:list-item>
                      <text:p text:style-name="P61"><text:span text:style-name="T12">VisualStudio Code</text:span><text:span text:style-name="T5">. Para editar código.</text:span></text:p>
                    </text:list-item>
                  </text:list>
                </text:list-item>
              </text:list>
            </text:list-header>
          </text:list>
        </text:list-item>
      </text:list>
      <text:list xml:id="list184131208067202" text:continue-list="list184129192248540" text:style-name="L2">
        <text:list-header>
          <text:p text:style-name="P55"><text:span text:style-name="T2"/></text:p>
        </text:list-header>
      </text:list>
      <text:list text:style-name="L7">
        <text:list-item>
          <text:p text:style-name="P40">Presupuesto:</text:p>
          <text:p text:style-name="P52"/>
        </text:list-item>
      </text:list>
      <table:table table:name="Tabla3" table:style-name="Tabla3">
        <table:table-column table:style-name="Tabla3.A"/>
        <table:table-row>
          <table:table-cell table:style-name="Tabla3.A1" office:value-type="string">
            <text:list text:continue-list="list184131208067202" text:style-name="L2">
              <text:list-item>
                <text:list>
                  <text:list-header>
                    <text:p text:style-name="P72"><text:span text:style-name="T20">Presupuesto de nuestro proyecto:</text:span></text:p>
                  </text:list-header>
                </text:list>
              </text:list-item>
            </text:list>
          </table:table-cell>
        </table:table-row>
        <table:table-row>
          <table:table-cell table:style-name="Tabla3.A1" office:value-type="string">
            <text:p text:style-name="P73">[img]</text:p>
          </table:table-cell>
        </table:table-row>
      </table:table>
      <text:list xml:id="list184130562541952" text:continue-numbering="true" text:style-name="L2">
        <text:list-item>
          <text:list>
            <text:list-header>
              <text:p text:style-name="P51"/>
            </text:list-header>
          </text:list>
          <text:p text:style-name="P55"><text:span text:style-name="T2"/></text:p>
          <text:p text:style-name="P28"/>
          <text:p text:style-name="P29">Seguimiento y evaluación</text:p>
        </text:list-item>
      </text:list>
      <text:p text:style-name="P20"><text:span text:style-name="T2"/></text:p>
      <text:list text:continue-list="list3925497588" text:style-name="L1">
        <text:list-item>
          <text:p text:style-name="P33"><text:span text:style-name="T19">Tareas </text:span><text:span text:style-name="T21">y </text:span><text:span text:style-name="T29">c</text:span><text:span text:style-name="T21">ronograma:</text:span></text:p>
          <text:p text:style-name="P66"/>
        </text:list-item>
      </text:list>
      <table:table table:name="Tabla2" table:style-name="Tabla2">
        <table:table-column table:style-name="Tabla2.A"/>
        <table:table-row>
          <table:table-cell table:style-name="Tabla2.A1" office:value-type="string">
            <text:list text:continue-numbering="true" text:style-name="L1">
              <text:list-item>
                <text:list>
                  <text:list-header>
                    <text:p text:style-name="P70"><text:span text:style-name="T30">Cronograma:</text:span></text:p>
                  </text:list-header>
                </text:list>
              </text:list-item>
            </text:list>
          </table:table-cell>
        </table:table-row>
        <table:table-row>
          <table:table-cell table:style-name="Tabla2.A1" office:value-type="string">
            <text:p text:style-name="P73">[img]</text:p>
          </table:table-cell>
        </table:table-row>
        <table:table-row>
          <table:table-cell table:style-name="Tabla2.A1" office:value-type="string">
            <text:list text:continue-numbering="true" text:style-name="L1">
              <text:list-item>
                <text:list>
                  <text:list-header>
                    <text:p text:style-name="P69">Tareas realizadas:</text:p>
                  </text:list-header>
                </text:list>
              </text:list-item>
            </text:list>
          </table:table-cell>
        </table:table-row>
        <table:table-row>
          <table:table-cell table:style-name="Tabla2.A1" office:value-type="string">
            <text:p text:style-name="P73">[img]</text:p>
          </table:table-cell>
        </table:table-row>
      </table:table>
      <text:list text:continue-numbering="true" text:style-name="L1">
        <text:list-item>
          <text:list>
            <text:list-header>
              <text:p text:style-name="P66"/>
            </text:list-header>
          </text:list>
        </text:list-item>
      </text:list>
      <text:list xml:id="list184129628644023" text:continue-list="list184130562541952" text:style-name="L2">
        <text:list-header>
          <text:p text:style-name="P56"><text:span text:style-name="T2"/></text:p>
          <text:p text:style-name="P30"/>
          <text:p text:style-name="P31">Anexos</text:p>
        </text:list-header>
      </text:list>
      <text:p text:style-name="P20"><text:span text:style-name="T2"/></text:p>
      <text:list text:style-name="L8">
        <text:list-item>
          <text:p text:style-name="P41">Documentación técnica:</text:p>
          <text:list>
            <text:list-header>
              <text:p text:style-name="P68">Archivo pdf de la documentación técnica del proyecto.</text:p>
            </text:list-header>
          </text:list>
          <text:p text:style-name="P46"><text:span text:style-name="T3"/></text:p>
        </text:list-item>
        <text:list-item>
          <text:p text:style-name="P42">Bibliografía:</text:p>
          <text:list>
            <text:list-header>
              <text:p text:style-name="P67"><text:span text:style-name="T23">Referencias </text:span><text:span text:style-name="T31">(Si no hay, eliminar apartado)</text:span>.</text:p>
            </text:list-header>
          </text:list>
        </text:list-item>
      </text:list>
      <text:list text:continue-list="list184129628644023" text:style-name="L2">
        <text:list-header>
          <text:p text:style-name="P71"/>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74463" officeooo:paragraph-rsid="00274463"/>
    </style:style>
    <style:style style:name="MP2" style:family="paragraph" style:parent-style-name="Footer">
      <style:paragraph-properties fo:text-align="end" style:justify-single-word="false"/>
    </style:style>
    <style:style style:name="MT1" style:family="text">
      <style:text-properties officeooo:rsid="00274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DAMi - Proyecto</text:p>
      </style:header>
      <style:footer>
        <text:p text:style-name="MP2"><text:span text:style-name="MT1">Pg. </text:span><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5T09:39:33.436000000</meta:creation-date>
    <dc:date>2026-02-25T18:41:28.874000000</dc:date>
    <meta:editing-duration>PT4H39M31S</meta:editing-duration>
    <meta:editing-cycles>25</meta:editing-cycles>
    <meta:generator>LibreOffice/7.6.4.1$Windows_X86_64 LibreOffice_project/e19e193f88cd6c0525a17fb7a176ed8e6a3e2aa1</meta:generator>
    <meta:document-statistic meta:table-count="3" meta:image-count="0" meta:object-count="0" meta:page-count="6" meta:paragraph-count="102" meta:word-count="767" meta:character-count="4625" meta:non-whitespace-character-count="3991"/>
  </office:meta>
</office:document-meta>
</file>